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2b85" officeooo:paragraph-rsid="00072b85"/>
    </style:style>
    <style:style style:name="P2" style:family="paragraph" style:parent-style-name="Standard" style:list-style-name="L1">
      <style:text-properties officeooo:rsid="00072b85" officeooo:paragraph-rsid="00072b85"/>
    </style:style>
    <style:style style:name="T1" style:family="text">
      <style:text-properties officeooo:rsid="00080796"/>
    </style:style>
    <style:style style:name="T2" style:family="text">
      <style:text-properties officeooo:rsid="0008c864"/>
    </style:style>
    <style:style style:name="T3" style:family="text">
      <style:text-properties officeooo:rsid="00095858"/>
    </style:style>
    <style:style style:name="T4" style:family="text">
      <style:text-properties officeooo:rsid="000b1d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tency Tests</text:p>
      <text:p text:style-name="P1"><text:tab/>100,000 Iterations</text:p>
      <text:p text:style-name="P1"><text:tab/><text:span text:style-name="T3">All with variable buffer sizes</text:span></text:p>
      <text:list xml:id="list6525238851561362129" text:style-name="L1">
        <text:list-item>
          <text:p text:style-name="P2">4</text:p>
          <text:list>
            <text:list-item>
              <text:p text:style-name="P2">Ticks : <text:span text:style-name="T1">7376</text:span></text:p>
            </text:list-item>
            <text:list-item>
              <text:p text:style-name="P2">Time(us): <text:s/>2.<text:span text:style-name="T1">308688</text:span></text:p>
            </text:list-item>
          </text:list>
        </text:list-item>
        <text:list-item>
          <text:p text:style-name="P2">16</text:p>
          <text:list>
            <text:list-item>
              <text:p text:style-name="P2">Ticks: 8440</text:p>
            </text:list-item>
            <text:list-item>
              <text:p text:style-name="P2">Time(us): 2.641720</text:p>
            </text:list-item>
          </text:list>
        </text:list-item>
        <text:list-item>
          <text:p text:style-name="P2">64</text:p>
          <text:list>
            <text:list-item>
              <text:p text:style-name="P2">Ticks: 8676</text:p>
            </text:list-item>
            <text:list-item>
              <text:p text:style-name="P2">Time(us): 2.715588</text:p>
            </text:list-item>
          </text:list>
        </text:list-item>
        <text:list-item>
          <text:p text:style-name="P2">256</text:p>
          <text:list>
            <text:list-item>
              <text:p text:style-name="P2">Ticks: 9268</text:p>
            </text:list-item>
            <text:list-item>
              <text:p text:style-name="P2">Time(us): 2.900884</text:p>
            </text:list-item>
          </text:list>
        </text:list-item>
        <text:list-item>
          <text:p text:style-name="P2">1K</text:p>
          <text:list>
            <text:list-item>
              <text:p text:style-name="P2">Ticks : <text:span text:style-name="T1">9673</text:span></text:p>
            </text:list-item>
            <text:list-item>
              <text:p text:style-name="P2">Time(us): <text:span text:style-name="T1">3.027649</text:span></text:p>
            </text:list-item>
          </text:list>
        </text:list-item>
        <text:list-item>
          <text:p text:style-name="P2">4K</text:p>
          <text:list>
            <text:list-item>
              <text:p text:style-name="P2">Ticks: <text:span text:style-name="T1">7924</text:span></text:p>
            </text:list-item>
            <text:list-item>
              <text:p text:style-name="P2">Time(us): <text:span text:style-name="T1">2.480212</text:span></text:p>
            </text:list-item>
          </text:list>
        </text:list-item>
        <text:list-item>
          <text:p text:style-name="P2">16K</text:p>
          <text:list>
            <text:list-item>
              <text:p text:style-name="P2">Ticks: <text:span text:style-name="T1">9492</text:span></text:p>
            </text:list-item>
            <text:list-item>
              <text:p text:style-name="P2">Time(us): <text:span text:style-name="T1">2.970996</text:span></text:p>
            </text:list-item>
          </text:list>
        </text:list-item>
        <text:list-item>
          <text:p text:style-name="P2">64K</text:p>
          <text:list>
            <text:list-item>
              <text:p text:style-name="P2">Ticks: <text:span text:style-name="T3">10235</text:span></text:p>
            </text:list-item>
            <text:list-item>
              <text:p text:style-name="P2">Time(us): <text:span text:style-name="T3">3.203555</text:span></text:p>
            </text:list-item>
          </text:list>
        </text:list-item>
        <text:list-item>
          <text:p text:style-name="P2">256K</text:p>
          <text:list>
            <text:list-item>
              <text:p text:style-name="P2">Ticks: <text:span text:style-name="T2">11663</text:span></text:p>
            </text:list-item>
            <text:list-item>
              <text:p text:style-name="P2">Time(us): <text:span text:style-name="T2">3.650519</text:span></text:p>
            </text:list-item>
          </text:list>
        </text:list-item>
        <text:list-item>
          <text:p text:style-name="P2">512K</text:p>
          <text:list>
            <text:list-item>
              <text:p text:style-name="P2">Ticks: <text:span text:style-name="T4">13189</text:span></text:p>
            </text:list-item>
            <text:list-item>
              <text:p text:style-name="P2">Time(us): <text:span text:style-name="T4">4.128157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22:41:01.234451391</meta:creation-date>
    <meta:generator>LibreOffice/4.2.8.2$Linux_X86_64 LibreOffice_project/420m0$Build-2</meta:generator>
    <dc:date>2017-01-30T23:07:47.602351610</dc:date>
    <meta:editing-duration>PT15M12S</meta:editing-duration>
    <meta:editing-cycles>5</meta:editing-cycles>
    <meta:document-statistic meta:table-count="0" meta:image-count="0" meta:object-count="0" meta:page-count="1" meta:paragraph-count="33" meta:word-count="91" meta:character-count="415" meta:non-whitespace-character-count="384"/>
  </office:meta>
</office:document-meta>
</file>